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184in" fo:margin-left="0.5in" table:align="left"/>
    </style:style>
    <style:style style:name="Table1.A" style:family="table-column">
      <style:table-column-properties style:column-width="4.184in"/>
    </style:style>
    <style:style style:name="Table1.A1" style:family="table-cell">
      <style:table-cell-properties style:vertical-align="middle" fo:padding="0.0632in" fo:border="0.05pt solid #000000"/>
    </style:style>
    <style:style style:name="Table2" style:family="table">
      <style:table-properties style:width="5.066in" fo:margin-left="0.5104in" table:align="left"/>
    </style:style>
    <style:style style:name="Table2.A" style:family="table-column">
      <style:table-column-properties style:column-width="5.066in"/>
    </style:style>
    <style:style style:name="Table2.A1" style:family="table-cell">
      <style:table-cell-properties style:vertical-align="middle" fo:padding="0.0632in" fo:border="0.05pt solid #000000"/>
    </style:style>
    <style:style style:name="P1" style:family="paragraph" style:parent-style-name="Text_20_body">
      <style:text-properties officeooo:rsid="001fc8b7" officeooo:paragraph-rsid="001fc8b7"/>
    </style:style>
    <style:style style:name="P2" style:family="paragraph" style:parent-style-name="Text_20_body" style:list-style-name="L6">
      <style:text-properties officeooo:rsid="001fc8b7" officeooo:paragraph-rsid="001fc8b7"/>
    </style:style>
    <style:style style:name="P3" style:family="paragraph" style:parent-style-name="Text_20_body">
      <style:text-properties officeooo:rsid="00250c65" officeooo:paragraph-rsid="00250c65"/>
    </style:style>
    <style:style style:name="P4" style:family="paragraph" style:parent-style-name="Text_20_body">
      <style:text-properties officeooo:rsid="00256b09" officeooo:paragraph-rsid="00256b09"/>
    </style:style>
    <style:style style:name="P5" style:family="paragraph" style:parent-style-name="Text_20_body">
      <style:text-properties officeooo:rsid="00291652" officeooo:paragraph-rsid="00291652"/>
    </style:style>
    <style:style style:name="P6" style:family="paragraph" style:parent-style-name="Text_20_body" style:list-style-name="L8">
      <style:text-properties officeooo:rsid="00291652" officeooo:paragraph-rsid="00291652"/>
    </style:style>
    <style:style style:name="P7" style:family="paragraph" style:parent-style-name="Text_20_body">
      <style:text-properties officeooo:rsid="002af053" officeooo:paragraph-rsid="002af053"/>
    </style:style>
    <style:style style:name="P8" style:family="paragraph" style:parent-style-name="Text_20_body">
      <style:text-properties officeooo:rsid="002d7540" officeooo:paragraph-rsid="002d7540"/>
    </style:style>
    <style:style style:name="P9" style:family="paragraph" style:parent-style-name="Text_20_body">
      <style:text-properties officeooo:rsid="002fd891" officeooo:paragraph-rsid="002fd891"/>
    </style:style>
    <style:style style:name="P10" style:family="paragraph" style:parent-style-name="Text_20_body" style:list-style-name="L10">
      <style:text-properties officeooo:rsid="00333ddc" officeooo:paragraph-rsid="00333ddc"/>
    </style:style>
    <style:style style:name="P11" style:family="paragraph" style:parent-style-name="Text_20_body">
      <style:text-properties officeooo:rsid="00333ddc" officeooo:paragraph-rsid="00333ddc"/>
    </style:style>
    <style:style style:name="P12" style:family="paragraph" style:parent-style-name="Text_20_body">
      <style:paragraph-properties fo:margin-top="0in" fo:margin-bottom="0.0417in" loext:contextual-spacing="false" fo:line-height="138%" fo:text-align="center" style:justify-single-word="false" style:writing-mode="lr-tb"/>
      <style:text-properties fo:font-variant="normal" fo:text-transform="none" fo:color="#000000" style:text-line-through-style="none" style:text-line-through-type="none" style:font-name="Arial" fo:font-size="22.0499992370605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style:style>
    <style:style style:name="P14" style:family="paragraph" style:parent-style-name="Text_20_body">
      <style:paragraph-properties fo:margin-top="0in" fo:margin-bottom="0in" loext:contextual-spacing="false" fo:line-height="138%" style:writing-mode="lr-tb"/>
    </style:style>
    <style:style style:name="P1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style>
    <style:style style:name="P16"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9.10000038146973pt" fo:font-style="normal" style:text-underline-style="none" fo:font-weight="normal" style:text-blinking="false" fo:background-color="transparent"/>
    </style:style>
    <style:style style:name="P17"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9.10000038146973pt" fo:font-style="normal" style:text-underline-style="none" fo:font-weight="normal" style:text-blinking="false" fo:background-color="transparent"/>
    </style:style>
    <style:style style:name="P18"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9.10000038146973pt" fo:font-style="normal" style:text-underline-style="none" fo:font-weight="normal" style:text-blinking="false" fo:background-color="transparent"/>
    </style:style>
    <style:style style:name="P19" style:family="paragraph" style:parent-style-name="Text_20_body">
      <style:paragraph-properties fo:line-height="138%" style:writing-mode="lr-tb"/>
    </style:style>
    <style:style style:name="P20" style:family="paragraph" style:parent-style-name="Text_20_body">
      <style:paragraph-properties fo:margin-left="0in" fo:margin-right="0in" fo:line-height="138%" fo:text-indent="0in" style:auto-text-indent="false" style:writing-mode="lr-tb"/>
    </style:style>
    <style:style style:name="P21" style:family="paragraph" style:parent-style-name="Text_20_body" style:master-page-name="">
      <style:paragraph-properties fo:line-height="100%" style:page-number="auto" style:writing-mode="page"/>
      <style:text-properties style:font-name="Courier New" fo:font-size="8pt" fo:letter-spacing="-0.0154in" officeooo:rsid="0025340e" officeooo:paragraph-rsid="0025340e" style:font-size-asian="8pt" style:font-size-complex="8pt" loext:shadow="none"/>
    </style:style>
    <style:style style:name="P22" style:family="paragraph" style:parent-style-name="Text_20_body">
      <style:paragraph-properties fo:line-height="100%" style:writing-mode="page"/>
      <style:text-properties style:font-name="Courier New" fo:font-size="8pt" fo:letter-spacing="-0.0154in" officeooo:rsid="0025340e" officeooo:paragraph-rsid="0025340e" style:font-size-asian="8pt" style:font-size-complex="8pt" loext:shadow="none"/>
    </style:style>
    <style:style style:name="P23" style:family="paragraph" style:parent-style-name="Table_20_Contents">
      <style:paragraph-properties fo:margin-top="0in" fo:margin-bottom="0.1965in" loext:contextual-spacing="false" fo:line-height="120%" fo:text-align="start" style:justify-single-word="false" style:writing-mode="lr-tb"/>
    </style:style>
    <style:style style:name="P24" style:family="paragraph" style:parent-style-name="Table_20_Contents" style:list-style-name="L2">
      <loext:graphic-properties draw:fill="none" draw:fill-color="#ffffff"/>
      <style:paragraph-properties fo:margin-top="0in" fo:margin-bottom="0in" loext:contextual-spacing="false" fo:line-height="138%" fo:text-align="start" style:justify-single-word="false" fo:background-color="transparent" style:writing-mode="lr-tb"/>
      <style:text-properties fo:font-variant="normal" fo:text-transform="none" fo:color="#000000" style:text-line-through-style="none" style:text-line-through-type="none" style:font-name="Arial" fo:font-size="9.10000038146973pt" fo:font-style="normal" style:text-underline-style="none" fo:font-weight="normal" style:text-blinking="false" fo:background-color="transparent"/>
    </style:style>
    <style:style style:name="P25" style:family="paragraph" style:parent-style-name="Table_20_Contents">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Arial" fo:font-size="9.10000038146973pt" fo:font-style="normal" style:text-underline-style="none" fo:font-weight="normal" style:text-blinking="false" fo:background-color="transparent"/>
    </style:style>
    <style:style style:name="P26" style:family="paragraph" style:parent-style-name="Table_20_Contents">
      <style:paragraph-properties fo:margin-top="0in" fo:margin-bottom="0in" loext:contextual-spacing="false" fo:line-height="120%" fo:text-align="start" style:justify-single-word="false" style:writing-mode="lr-tb"/>
    </style:style>
    <style:style style:name="P27" style:family="paragraph" style:parent-style-name="Preformatted_20_Text">
      <style:paragraph-properties fo:margin-left="0.4925in" fo:margin-right="0in" fo:text-indent="0in" style:auto-text-indent="false"/>
      <style:text-properties style:font-name="Courier New"/>
    </style:style>
    <style:style style:name="P28" style:family="paragraph" style:parent-style-name="Heading_20_1">
      <style:text-properties officeooo:rsid="001fc8b7" officeooo:paragraph-rsid="001fc8b7"/>
    </style:style>
    <style:style style:name="T1" style:family="text">
      <style:text-properties fo:font-variant="normal" fo:text-transform="none" fo:color="#000000" style:text-line-through-style="none" style:text-line-through-type="none" style:font-name="Arial" fo:font-size="9.10000038146973pt" fo:font-style="normal" style:text-underline-style="none" fo:font-weight="normal" style:text-blinking="false" fo:background-color="transparent" loext:char-shading-value="0"/>
    </style:style>
    <style:style style:name="T2" style:family="text">
      <style:text-properties officeooo:rsid="0021e4e4"/>
    </style:style>
    <style:style style:name="T3" style:family="text">
      <style:text-properties officeooo:rsid="0025340e"/>
    </style:style>
    <style:style style:name="T4" style:family="text">
      <style:text-properties officeooo:rsid="00256b09"/>
    </style:style>
    <style:style style:name="T5" style:family="text">
      <style:text-properties fo:font-style="italic" style:font-style-asian="italic" style:font-style-complex="italic"/>
    </style:style>
    <style:style style:name="T6" style:family="text">
      <style:text-properties officeooo:rsid="00294c0f"/>
    </style:style>
    <style:style style:name="T7" style:family="text">
      <style:text-properties officeooo:rsid="0029555a"/>
    </style:style>
    <style:style style:name="T8" style:family="text">
      <style:text-properties fo:font-style="normal" fo:font-weight="normal"/>
    </style:style>
    <style:style style:name="T9" style:family="text">
      <style:text-properties officeooo:rsid="002f04f1"/>
    </style:style>
    <style:style style:name="T10" style:family="text">
      <style:text-properties officeooo:rsid="003093cc"/>
    </style:style>
    <style:style style:name="T11" style:family="text">
      <style:text-properties officeooo:rsid="00339044"/>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docs-internal-guid-2f3f56cb-676b-1758-4c81-a8e5c53e02dc"/>InfiniteOrchestra Deploy how-to</text:p>
      <text:p text:style-name="P14"><text:span text:style-name="T1">The InfiniteOrchestra is a Flask based application developed and tested using python 2.7.11 and uses sqlite3.</text:span></text:p>
      <text:p text:style-name="P19"/>
      <text:p text:style-name="P14"><text:span text:style-name="T1">Step by step guide:</text:span></text:p>
      <text:list xml:id="list1070946201645084555" text:style-name="L1">
        <text:list-item>
          <text:p text:style-name="P16">Create a virtual environment</text:p>
        </text:list-item>
      </text:list>
      <text:p text:style-name="Preformatted_20_Text"><text:tab/>virtualenv -p /opt/local/bin/python2.7 infiniteorchestra-venv</text:p>
      <text:list xml:id="list151323104784058" text:continue-numbering="true" text:style-name="L1">
        <text:list-item>
          <text:p text:style-name="P16">Move into the newly created folder</text:p>
        </text:list-item>
      </text:list>
      <text:p text:style-name="Preformatted_20_Text"><text:tab/>cd infiniteorchestra-venv<text:tab/></text:p>
      <text:list xml:id="list151322762790693" text:continue-numbering="true" text:style-name="L1">
        <text:list-item>
          <text:p text:style-name="P16">Clone the git repository into the newly created folder</text:p>
        </text:list-item>
      </text:list>
      <text:p text:style-name="Preformatted_20_Text"><text:tab/>git clone https://github.com/hellska/InfiniteOrchestra.git</text:p>
      <text:list xml:id="list151323072675283" text:continue-numbering="true" text:style-name="L1">
        <text:list-item>
          <text:p text:style-name="P16">Activate the virtual environment</text:p>
        </text:list-item>
      </text:list>
      <text:p text:style-name="Preformatted_20_Text"><text:tab/>source bin/activate</text:p>
      <text:list xml:id="list151321565803230" text:continue-numbering="true" text:style-name="L1">
        <text:list-item>
          <text:p text:style-name="P16">Move into the directory containing the repository</text:p>
        </text:list-item>
      </text:list>
      <text:p text:style-name="Preformatted_20_Text"><text:tab/>cd InfiniteOrchestra</text:p>
      <text:list xml:id="list151321645023980" text:continue-numbering="true" text:style-name="L1">
        <text:list-item>
          <text:p text:style-name="P16">Install the requirements from the file requirements.txt</text:p>
        </text:list-item>
      </text:list>
      <text:p text:style-name="Preformatted_20_Text"><text:tab/>pip install -r requirements.txt </text:p>
      <text:list xml:id="list151322976491737" text:continue-numbering="true" text:style-name="L1">
        <text:list-item>
          <text:p text:style-name="P15"><text:span text:style-name="T1">Edit the file freesoundscapes.py and change the last lines of code as shown here</text:span></text:p>
        </text:list-item>
      </text:list>
      <table:table table:name="Table1" table:style-name="Table1">
        <table:table-column table:style-name="Table1.A"/>
        <table:table-row>
          <table:table-cell table:style-name="Table1.A1" office:value-type="string">
            <text:list xml:id="list5969766930323493000" text:style-name="L2">
              <text:list-item>
                <text:list>
                  <text:list-item>
                    <text:p text:style-name="P24">#app.run()</text:p>
                  </text:list-item>
                  <text:list-item>
                    <text:p text:style-name="P24">app.run(host='0.0.0.0',port='3333',debug=False)</text:p>
                  </text:list-item>
                </text:list>
              </text:list-item>
            </text:list>
          </table:table-cell>
        </table:table-row>
      </table:table>
      <text:p text:style-name="P13"/>
      <text:list xml:id="list8838189593620192800" text:style-name="L3">
        <text:list-item>
          <text:p text:style-name="P17">Into the directory extlib copy the file myToken.py.template into myToken.py and edit it; substitute &lt;Freesound_token&gt; with your API key</text:p>
        </text:list-item>
      </text:list>
      <table:table table:name="Table2" table:style-name="Table2">
        <table:table-column table:style-name="Table2.A"/>
        <table:table-row>
          <table:table-cell table:style-name="Table2.A1" office:value-type="string">
            <text:p text:style-name="P25">import freesound</text:p>
            <text:p text:style-name="P23"/>
            <text:p text:style-name="P25">def freesound_client():</text:p>
            <text:p text:style-name="P25">c = freesound.FreesoundClient()</text:p>
            <text:p text:style-name="P25"># substitute &lt;Freesound_token&gt; with your token</text:p>
            <text:p text:style-name="P25">c.set_token("&lt;Freesound_token&gt;", "token")</text:p>
            <text:p text:style-name="P25">return c</text:p>
            <text:p text:style-name="P26"/>
          </table:table-cell>
        </table:table-row>
      </table:table>
      <text:p text:style-name="P20"/>
      <text:list xml:id="list3485017688095584543" text:style-name="L4">
        <text:list-item>
          <text:p text:style-name="P18">Initialize the database with the init_db.py script in the root folder of the app, this will create a freesoundscapes.db into the db folder</text:p>
        </text:list-item>
      </text:list>
      <text:p text:style-name="Preformatted_20_Text"><text:tab/>python init_db.py</text:p>
      <text:list xml:id="list151322708314022" text:continue-numbering="true" text:style-name="L4">
        <text:list-item>
          <text:p text:style-name="P18">The application is now configured and can be started:</text:p>
        </text:list-item>
      </text:list>
      <text:p text:style-name="Preformatted_20_Text"><text:tab/>python freesoundscapes.py</text:p>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 text:outline-level="1"><text:soft-page-break/>The Online App</text:h>
      <text:p text:style-name="P1">Once the application is up and running we can start playing around with it. <text:span text:style-name="T2">T</text:span>he app offer some simple functionalities <text:span text:style-name="T2">that respond to our design goals, everything can be improved but it should not affect the existent behaviour</text:span>:</text:p>
      <text:list xml:id="list8415057333121576306" text:style-name="L6">
        <text:list-item>
          <text:p text:style-name="P2">A search form based on text that retrieve a sound from Freesound</text:p>
        </text:list-item>
        <text:list-item>
          <text:p text:style-name="P2">A DB where the ID of the sound is stored <text:span text:style-name="T4">along with other useful informations</text:span></text:p>
        </text:list-item>
        <text:list-item>
          <text:p text:style-name="P2">A simple API that enable the communication</text:p>
        </text:list-item>
      </text:list>
      <text:h text:style-name="Heading_20_2" text:outline-level="2">The form</text:h>
      <text:p text:style-name="P3"><text:tab/>The search form uses the <text:a xlink:type="simple" xlink:href="https://www.freesound.org/docs/api/resources_apiv2.html#text-search" text:style-name="Internet_20_link" text:visited-style-name="Visited_20_Internet_20_Link">text search</text:a> of the Freesound API to retrieve samples from the DB. When the user type the text and press the “Search Sounds” button, the text is used to interrogate the Freesound DB, it takes into account the name of the sound, the tags and the description. The length of the sound is limited in the retrieve script and can be changed in the main application file <text:a xlink:type="simple" xlink:href="https://github.com/hellska/InfiniteOrchestra/blob/master/freesoundscapes.py#L68" text:style-name="Internet_20_link" text:visited-style-name="Visited_20_Internet_20_Link">HERE</text:a>.</text:p>
      <text:p text:style-name="P3">The sound is embedded in the page using the Freesound standard iFrame version, it can be played and downloaded manually by the user after the serch is finished. It also gives credits to the user that shared the sound.</text:p>
      <text:h text:style-name="Heading_20_2" text:outline-level="2">The DB</text:h>
      <text:p text:style-name="P3"><text:tab/>The data structure <text:span text:style-name="T3">behind </text:span>this App is fairly <text:span text:style-name="T3">simple, the schema is constitued by a single table that stores the sound Ids and the associated performance. The file db/schema.sql contains the relevant code to create a new instance of the DB.</text:span></text:p>
      <text:p text:style-name="P21"><text:tab/>drop table if exists fssounds;</text:p>
      <text:p text:style-name="P22"><text:tab/>create table fssounds (</text:p>
      <text:p text:style-name="P22"><text:tab/> <text:s text:c="3"/>id integer primary key autoincrement,</text:p>
      <text:p text:style-name="P22"><text:tab/> <text:s text:c="3"/>fsid integer not null,</text:p>
      <text:p text:style-name="P22"><text:tab/> <text:s text:c="3"/>search_text text not null,</text:p>
      <text:p text:style-name="P22"><text:tab/> <text:s text:c="3"/>performance_id integer not null</text:p>
      <text:p text:style-name="P22"><text:tab/>);</text:p>
      <text:p text:style-name="P4">The <text:span text:style-name="T5">fsid</text:span> field contains the Freesound ID, the <text:span text:style-name="T5">search_text</text:span> contains the text used to retrieve the specific sound and the <text:span text:style-name="T5">performance_id</text:span> contains an integer that identifies a specific performance. This last field should be used to connect an additional table with the performance info.</text:p>
      <text:h text:style-name="Heading_20_2" text:outline-level="2">The API</text:h>
      <text:p text:style-name="P5">This section is used to retrieve informations from the DB and reuse in the context of live performances. There are two API endpoints, one gives the user the ability to set the active performance and the second extract the complete list of sounds associated with the active performance. This is the reference to the endpoints:</text:p>
      <text:list xml:id="list3209758872818597256" text:style-name="L8">
        <text:list-item>
          <text:p text:style-name="P6"><text:a xlink:type="simple" xlink:href="https://github.com/hellska/InfiniteOrchestra/blob/master/freesoundscapes.py#L151" text:style-name="Internet_20_link" text:visited-style-name="Visited_20_Internet_20_Link">Performance set</text:a></text:p>
        </text:list-item>
        <text:list-item>
          <text:p text:style-name="P6"><text:soft-page-break/><text:a xlink:type="simple" xlink:href="https://github.com/hellska/InfiniteOrchestra/blob/master/freesoundscapes.py#L136" text:style-name="Internet_20_link" text:visited-style-name="Visited_20_Internet_20_Link">Sounds list of the active performance</text:a></text:p>
        </text:list-item>
      </text:list>
      <text:p text:style-name="P5">The <text:span text:style-name="T7">set </text:span>performance <text:span text:style-name="T7">API endpoint </text:span>needs a couple of informatio<text:span text:style-name="T7">ns </text:span>and is the most sensitive <text:span text:style-name="T7">one </text:span>because it permits the user to modify the DB. <text:span text:style-name="T6">You need to specify a password and the desired performance ID and you will receive an explicit message in the browser with the request status.</text:span></text:p>
      <text:p text:style-name="P7">The sounds list API endpoint is fairly simple and gives you back the list of Freesound sounds IDs in <text:s/>json format, as shown here:</text:p>
      <text:p text:style-name="P27">{</text:p>
      <text:p text:style-name="P27"><text:s text:c="2"/><text:span text:style-name="T8">"fsid": [</text:span></text:p>
      <text:p text:style-name="P27"><text:s text:c="4"/><text:span text:style-name="T8">54959, </text:span></text:p>
      <text:p text:style-name="P27"><text:s text:c="4"/><text:span text:style-name="T8">70938, </text:span></text:p>
      <text:p text:style-name="P27"><text:s text:c="4"/><text:span text:style-name="T8">266907, </text:span></text:p>
      <text:p text:style-name="P27"><text:s text:c="4"/><text:span text:style-name="T8">11652, </text:span></text:p>
      <text:p text:style-name="P27"><text:s text:c="4"/><text:span text:style-name="T8">71826, </text:span></text:p>
      <text:p text:style-name="P27"><text:s text:c="4"/><text:span text:style-name="T8">321966, </text:span></text:p>
      <text:p text:style-name="P27"><text:s text:c="4"/><text:span text:style-name="T8">280213, </text:span></text:p>
      <text:p text:style-name="P27"><text:s text:c="4"/><text:span text:style-name="T8">156271, </text:span></text:p>
      <text:p text:style-name="P27"><text:s text:c="4"/><text:span text:style-name="T8">342556, </text:span></text:p>
      <text:p text:style-name="P27"><text:s text:c="4"/><text:span text:style-name="T8">165876</text:span></text:p>
      <text:p text:style-name="P27"><text:s text:c="2"/><text:span text:style-name="T8">]</text:span></text:p>
      <text:p text:style-name="P27">}</text:p>
      <text:p text:style-name="P8">Th<text:span text:style-name="T9">ose informations can be used to download the specified sounds files or the analysis data of the audio file or anything else can be of some interest for the user.</text:span></text:p>
      <text:h text:style-name="Heading_20_2" text:outline-level="2">CLIENT Interaction</text:h>
      <text:p text:style-name="P9">The app was originally designed to serve in live performances as a source for the audio material <text:span text:style-name="T10">and it is accompained by two scripts that help in this task. In the folder client you can find </text:span></text:p>
      <text:list xml:id="list1445889236377449848" text:style-name="L10">
        <text:list-item>
          <text:p text:style-name="P10">infiniteorchestra.py</text:p>
        </text:list-item>
        <text:list-item>
          <text:p text:style-name="P10">downloadIO.sh</text:p>
        </text:list-item>
      </text:list>
      <text:p text:style-name="P11">The first is the most important, it asks for the sounds list json through the API and downloads all the sounds in the Ids list. The second is used to schedule the job every minutes on crontab. <text:span text:style-name="T11">In this configuration you just need to be sure that the paths present in the scripts are correct for your environment. The sounddir variable in the infiniteorchstra.py script is the location where the sounds will be downloaded. Please be sure that you keep the paths as they are (e.g. if a path ends without a slash (/) be sure not to add it when you change he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09:52:14.776566000</meta:creation-date>
    <dc:date>2016-11-15T15:13:20.900922000</dc:date>
    <meta:editing-duration>PT2H31M1S</meta:editing-duration>
    <meta:editing-cycles>14</meta:editing-cycles>
    <meta:generator>LibreOffice/5.2.2.2$MacOSX_X86_64 LibreOffice_project/8f96e87c890bf8fa77463cd4b640a2312823f3ad</meta:generator>
    <meta:document-statistic meta:table-count="2" meta:image-count="0" meta:object-count="0" meta:page-count="3" meta:paragraph-count="73" meta:word-count="816" meta:character-count="4995" meta:non-whitespace-character-count="4181"/>
  </office:meta>
</office:document-meta>
</file>